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6600" draw:fill-color="#ffffcc" draw:opacity="50%" draw:textarea-horizontal-align="justify" draw:textarea-vertical-align="middle" draw:auto-grow-height="false" fo:min-height="0cm" fo:min-width="0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cc00" draw:fill="none" draw:textarea-horizontal-align="justify" draw:textarea-vertical-align="middle" draw:auto-grow-height="false" fo:min-height="0cm" fo:min-width="0cm" style:run-through="foreground"/>
    </style:style>
    <style:style style:name="gr7" style:family="graphic">
      <style:graphic-properties draw:stroke="none" svg:stroke-color="#000000" draw:fill="none" draw:fill-color="#ffffff" fo:min-height="0.975cm" style:run-through="foreground"/>
    </style:style>
    <style:style style:name="gr8" style:family="graphic">
      <style:graphic-properties svg:stroke-color="#ff66ff" draw:fill="none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ccff" draw:fill="non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cm" fo:min-width="0cm" style:run-through="foreground"/>
    </style:style>
    <style:style style:name="gr13" style:family="graphic">
      <style:graphic-properties draw:stroke="none" svg:stroke-color="#000000" draw:fill="none" draw:fill-color="#ffffff" fo:min-height="0.758cm" style:run-through="foreground"/>
    </style:style>
    <style:style style:name="gr14" style:family="graphic">
      <style:graphic-properties svg:stroke-color="#ff3333" draw:fill="none" draw:textarea-horizontal-align="justify" draw:textarea-vertical-align="middle" draw:auto-grow-height="false" fo:min-height="0cm" fo:min-width="0cm" style:run-through="foreground"/>
    </style:style>
    <style:style style:name="gr15" style:family="graphic">
      <style:graphic-properties draw:stroke="none" svg:stroke-color="#000000" draw:fill="none" draw:fill-color="#ffffff" fo:min-height="0.635cm" style:run-through="foreground"/>
    </style:style>
    <style:style style:name="gr16" style:family="graphic">
      <style:graphic-properties svg:stroke-color="#33ff99" draw:fill="none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cc33" draw:fill="none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7" draw:style-name="gr5"><draw:custom-shape draw:style-name="gr6" svg:width="4.41cm" svg:height="0.777cm" svg:x="4.796cm" svg:y="4.784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7" svg:width="3.394cm" svg:height="0.976cm" svg:x="5.304cm" svg:y="4.872cm"><draw:text-box><text:p>mainsHeadings.php</text:p></draw:text-box></draw:frame></draw:g><draw:g text:anchor-type="paragraph" draw:z-index="8" draw:style-name="gr5"><draw:custom-shape draw:style-name="gr6" svg:width="3.14cm" svg:height="0.777cm" svg:x="0.139cm" svg:y="6.191cm"><text:p/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7" svg:width="2.417cm" svg:height="0.976cm" svg:x="0.501cm" svg:y="6.279cm"><draw:text-box><text:p>Alaska.php</text:p></draw:text-box></draw:frame></draw:g><draw:g text:anchor-type="paragraph" draw:z-index="9" draw:style-name="gr5"><draw:custom-shape draw:style-name="gr6" svg:width="3.599cm" svg:height="0.777cm" svg:x="4.62cm" svg:y="6.191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7" svg:width="2.77cm" svg:height="0.976cm" svg:x="5.035cm" svg:y="6.279cm"><draw:text-box><text:p>comments.php</text:p></draw:text-box></draw:frame></draw:g><draw:g text:anchor-type="paragraph" draw:z-index="6" draw:style-name="gr5"><draw:custom-shape draw:style-name="gr6" svg:width="3.793cm" svg:height="0.777cm" svg:x="-0.439cm" svg:y="4.784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7" svg:width="2.918cm" svg:height="0.976cm" svg:x="-0.002cm" svg:y="4.872cm"><draw:text-box><text:p>aboutAutor.php</text:p></draw:text-box></draw:frame></draw:g><draw:custom-shape text:anchor-type="paragraph" draw:z-index="10" draw:style-name="gr8" svg:width="4.234cm" svg:height="0.777cm" svg:x="4.038cm" svg:y="7.444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11" draw:style-name="gr9" svg:width="3.608cm" svg:height="0.976cm" svg:x="4.352cm" svg:y="7.532cm"><draw:text-box><text:p>comments_post.php</text:p></draw:text-box></draw:frame><draw:g text:anchor-type="paragraph" draw:z-index="14" draw:style-name="gr5"><draw:custom-shape draw:style-name="gr12" svg:width="4.058cm" svg:height="3.299cm" svg:x="6.807cm" svg:y="10.73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13" svg:width="1.2cm" svg:height="0.759cm" svg:x="8.236cm" svg:y="12.009cm"><draw:text-box><text:p>BDD</text:p></draw:text-box></draw:frame></draw:g><draw:g text:anchor-type="paragraph" draw:z-index="15" draw:style-name="gr5"><draw:custom-shape draw:style-name="gr14" svg:width="4.481cm" svg:height="1.253cm" svg:x="12.663cm" svg:y="3.56cm"><text:p/><draw:enhanced-geometry svg:viewBox="0 0 21600 21600" draw:type="rectangle" draw:enhanced-path="M 0 0 L 21600 0 21600 21600 0 21600 0 0 Z N"/></draw:custom-shape><draw:frame draw:style-name="gr15" svg:width="2.17cm" svg:height="0.636cm" svg:x="13.818cm" svg:y="3.869cm"><draw:text-box><text:p>admin.php</text:p></draw:text-box></draw:frame></draw:g><draw:custom-shape text:anchor-type="paragraph" draw:z-index="16" draw:style-name="gr16" svg:width="4.481cm" svg:height="1.253cm" svg:x="12.822cm" svg:y="5.992cm"><text:p/><draw:enhanced-geometry svg:viewBox="0 0 21600 21600" draw:type="rectangle" draw:enhanced-path="M 0 0 L 21600 0 21600 21600 0 21600 0 0 Z N"/></draw:custom-shape><draw:frame text:anchor-type="paragraph" draw:z-index="17" draw:style-name="gr9" svg:width="3.717cm" svg:height="0.976cm" svg:x="13.25cm" svg:y="6.149cm"><draw:text-box><text:p>Interface_admin.php</text:p></draw:text-box></draw:frame><draw:custom-shape text:anchor-type="paragraph" draw:z-index="18" draw:style-name="gr17" svg:width="4.622cm" svg:height="1.253cm" svg:x="12.681cm" svg:y="8.091cm"><text:p/><draw:enhanced-geometry svg:viewBox="0 0 21600 21600" draw:type="rectangle" draw:enhanced-path="M 0 0 L 21600 0 21600 21600 0 21600 0 0 Z N"/></draw:custom-shape><draw:frame text:anchor-type="paragraph" draw:z-index="19" draw:style-name="gr9" svg:width="3.717cm" svg:height="0.976cm" svg:x="13.233cm" svg:y="8.368cm"><draw:text-box><text:p>Interfacecible.php</text:p></draw:text-box></draw:frame><draw:custom-shape text:anchor-type="paragraph" draw:z-index="0" draw:style-name="gr1" svg:width="5.275cm" svg:height="1.976cm" svg:x="1.833cm" svg:y="0.102cm"><text:p/>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</draw:custom-shape><draw:frame text:anchor-type="paragraph" draw:z-index="1" draw:style-name="gr2" svg:width="1.959cm" svg:height="0.653cm" svg:x="3.491cm" svg:y="0.764cm"><draw:text-box><text:p>Utilisateur</text:p></draw:text-box></draw:frame><draw:custom-shape text:anchor-type="paragraph" draw:z-index="2" draw:style-name="gr1" svg:width="5.275cm" svg:height="1.976cm" svg:x="12.928cm" svg:y="-0.127cm"><text:p/>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</draw:custom-shape><draw:frame text:anchor-type="paragraph" draw:z-index="3" draw:style-name="gr2" svg:width="1.959cm" svg:height="0.653cm" svg:x="14.215cm" svg:y="0.605cm"><draw:text-box><text:p>Admin</text:p></draw:text-box></draw:frame><draw:custom-shape text:anchor-type="paragraph" draw:z-index="4" draw:style-name="gr3" svg:width="5.187cm" svg:height="1.094cm" svg:x="1.833cm" svg:y="3.304cm"><text:p/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5" draw:style-name="gr4" svg:width="1.782cm" svg:height="0.6cm" svg:x="3.535cm" svg:y="3.551cm"><draw:text-box><text:p>Index.php</text:p></draw:text-box></draw:frame><draw:custom-shape text:anchor-type="paragraph" draw:z-index="12" draw:style-name="gr10" svg:width="1.641cm" svg:height="3.458cm" svg:x="9.671cm" svg:y="4.235cm"><text:p/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frame text:anchor-type="paragraph" draw:z-index="13" draw:style-name="gr11" draw:text-style-name="P1" svg:width="1.93cm" svg:height="1.463cm" draw:transform="rotate (-1.69506376953776) translate (11.2200972222222cm 5.37633333333333cm)"><draw:text-box draw:corner-radius="0.011cm"><text:p><text:span text:style-name="T1">header.php</text:span></text:p><text:p><text:span text:style-name="T1">footer.php</text:span></text:p><text:p><text:span text:style-name="T1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8T14:45:24.62</meta:creation-date>
    <dc:date>2018-11-08T19:44:58.99</dc:date>
    <meta:editing-duration>PT1H32M13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0" meta:word-count="0" meta:character-count="0"/>
  </office:meta>
</office:document-meta>
</file>